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4f5f" officeooo:paragraph-rsid="00184f5f"/>
    </style:style>
    <style:style style:name="P2" style:family="paragraph" style:parent-style-name="Standard">
      <style:text-properties fo:language="en" fo:country="US" officeooo:rsid="00197e3c" officeooo:paragraph-rsid="00197e3c"/>
    </style:style>
    <style:style style:name="P3" style:family="paragraph" style:parent-style-name="Standard">
      <style:text-properties fo:language="en" fo:country="US" officeooo:rsid="001b2681" officeooo:paragraph-rsid="001b2681"/>
    </style:style>
    <style:style style:name="P4" style:family="paragraph" style:parent-style-name="Standard">
      <style:text-properties fo:language="en" fo:country="US" officeooo:rsid="001c2c6e" officeooo:paragraph-rsid="001c2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sPlay</text:p>
      <text:p text:style-name="P1">Implementation planing </text:p>
      <text:p text:style-name="P1">Tjitze de Boer</text:p>
      <text:p text:style-name="P1"/>
      <text:p text:style-name="P2">I still have access to some hosting provided by school.</text:p>
      <text:p text:style-name="P2">My previous project is still there so the first thing is to remove that.</text:p>
      <text:p text:style-name="P3">Then I’ll upload the all files in their respective folders.</text:p>
      <text:p text:style-name="P3">After which I’ll make a copy of the database and change the database connection variables.</text:p>
      <text:p text:style-name="P4">Then I’ll try if the same service I used for sending mail from my localhost still works.</text:p>
      <text:p text:style-name="P4">If it does not I’ll change this to send from the email attached to the hosting.</text:p>
      <text:p text:style-name="P4">Then I’ll test all the functionality aga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6T10:08:46.126000000</meta:creation-date>
    <dc:date>2021-11-01T15:51:16.555000000</dc:date>
    <meta:editing-duration>P6DT4H48M3S</meta:editing-duration>
    <meta:editing-cycles>4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0" meta:word-count="95" meta:character-count="531" meta:non-whitespace-character-count="445"/>
  </office:meta>
</office:document-meta>
</file>